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25-04-28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25-01-3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24-10-3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24-07-3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24-04-30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24-01-25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23-11-01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23-07-28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23-04-2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23-01-25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22-11-02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22-07-2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22-04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22-01-27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21-10-2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21-08-3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21-02-03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20-07-21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20-04-27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20-01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9-10-2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9-07-2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9-04-1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9-02-25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8-10-16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8-07-1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8-04-18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8-01-3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7-08-1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7-04-2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7-01-3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6-10-2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6-06-3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6-01-1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5-10-2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5-07-23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5-04-2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5-01-1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4-10-0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4-07-0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4-01-23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3-07-23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3-04-30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3-01-04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2-10-15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2-07-06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2-04-1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2-01-27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1-10-14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1-07-0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1-05-10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1-01-03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0-10-2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0-07-27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0-03-31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0-03-1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0-02-10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10-01-0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9-12-08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9-11-10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9-10-16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9-09-1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9-08-2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9-07-21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9-06-26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9-05-29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9-04-30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9-04-02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9-03-03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9-01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8-12-19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8-11-25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8-10-29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8-09-30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8-08-20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8-07-14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8-06-1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8-05-0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8-04-1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8-03-11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8-02-1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8-01-0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7-12-1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7-11-1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7-10-2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7-09-20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7-08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7-07-25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7-06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7-06-04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7-05-03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7-04-03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7-03-13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7-02-07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7-01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6-12-1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6-11-14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6-10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6-09-2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6-08-28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6-07-2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6-06-28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6-06-0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6-05-03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6-04-05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6-03-0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6-02-0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6-01-0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5-12-14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5-11-1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5-10-2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5-09-2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5-08-1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5-07-2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5-06-23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5-05-27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5-04-28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5-03-2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5-03-0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5-01-3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5-01-0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4-12-08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4-11-1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4-10-1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4-09-14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4-08-1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4-07-22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4-06-2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4-05-2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4-04-30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4-03-31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4-03-0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4-02-0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4-01-0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3-12-1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3-11-1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3-10-1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3-09-18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3-08-19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3-07-23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3-06-25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3-05-2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3-04-3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3-04-03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3-03-05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3-02-05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3-01-0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2-12-12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2-11-15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2-10-17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2-09-20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2-08-21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2-07-26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2-06-2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2-05-3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2-05-02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2-04-0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2-03-06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2-02-0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2-01-1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1-12-1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1-11-14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1-10-1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1-09-20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1-08-23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1-07-26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1-06-2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1-05-3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1-05-0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1-04-0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1-03-0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1-02-0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1-01-1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0-12-1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0-11-1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0-10-1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0-09-2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0-08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0-07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0-06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0-06-0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0-05-0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0-04-0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0-03-0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0-02-0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2000-01-13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9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9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9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9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9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8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8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8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8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8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8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8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7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7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7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7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7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7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6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6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6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6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6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6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5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5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4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4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4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4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3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3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3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2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2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2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1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1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0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0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0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0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9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9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9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9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9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8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8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8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8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8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8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8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7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7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7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6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6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6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6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6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6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5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5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5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5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5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5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4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4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4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4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3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3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3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3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3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2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2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2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1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1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1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1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1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1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0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0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0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8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9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9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9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9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9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8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8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8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7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7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7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7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7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7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7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7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6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6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6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6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6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6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5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4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4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4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4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3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3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3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8094534204</text:p>
          </table:table-cell>
          <table:table-cell office:value-type="string" calcext:value-type="string">
            <text:p>KH-64-33-918</text:p>
          </table:table-cell>
          <table:table-cell office:value-type="string" calcext:value-type="string">
            <text:p>197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6" meta:object-count="0"/>
    <meta:user-defined meta:name="AppVersion">3.0</meta:user-defined>
  </office:meta>
</office:document-meta>
</file>